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paragraph-properties fo:line-height="115%"/>
      <style:text-properties style:font-name="Liberation Mono" fo:font-size="7pt" style:font-size-asian="7pt" style:font-size-complex="7pt"/>
    </style:style>
    <style:style style:name="P2" style:family="paragraph" style:parent-style-name="Standard">
      <style:paragraph-properties fo:line-height="115%" fo:break-before="page"/>
      <style:text-properties style:font-name="Liberation Mono" fo:font-size="7pt" style:font-size-asian="7pt" style:font-size-complex="7pt"/>
    </style:style>
    <style:style style:name="P3" style:family="paragraph" style:parent-style-name="Standard">
      <style:paragraph-properties fo:line-height="115%" fo:break-before="page"/>
      <style:text-properties style:font-name="Liberation Mono" fo:font-size="7pt" officeooo:paragraph-rsid="00053c6c" style:font-size-asian="7pt" style:font-size-complex="7pt"/>
    </style:style>
    <style:style style:name="P4" style:family="paragraph" style:parent-style-name="Standard">
      <style:paragraph-properties fo:line-height="115%"/>
      <style:text-properties style:font-name="Liberation Mono" fo:font-size="7pt" officeooo:paragraph-rsid="00053c6c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java.util.*;</text:p>
      <text:p text:style-name="P1"/>
      <text:p text:style-name="P1">// The Main class provides the entry point when our application runs</text:p>
      <text:p text:style-name="P1">class Main {</text:p>
      <text:p text:style-name="P1"><text:s text:c="2"/>public static void main(String[] args) {</text:p>
      <text:p text:style-name="P1"><text:s text:c="4"/>Game game = new Game();</text:p>
      <text:p text:style-name="P1"><text:s text:c="4"/>game.start(); // Enter game at starting point</text:p>
      <text:p text:style-name="P1"><text:s text:c="2"/>}</text:p>
      <text:p text:style-name="P1">}</text:p>
      <text:p text:style-name="P1"/>
      <text:p text:style-name="P1">// Static methods and attributes belong to an instance of the Game</text:p>
      <text:p text:style-name="P1">// class. Each instance gets its own copies of the attributes.</text:p>
      <text:p text:style-name="P1">class Game {</text:p>
      <text:p text:style-name="P1"><text:s text:c="2"/>// Keep track of game statistics</text:p>
      <text:p text:style-name="P1"><text:s text:c="2"/>int attempts = 0;</text:p>
      <text:p text:style-name="P1"><text:s text:c="2"/>int successes = 0;</text:p>
      <text:p text:style-name="P1"/>
      <text:p text:style-name="P1"><text:s text:c="2"/>// Game uses different methods to keep track of game state (state machine)</text:p>
      <text:p text:style-name="P1"><text:s text:c="2"/>void start() {</text:p>
      <text:p text:style-name="P1"><text:s text:c="4"/>System.out.println("Attempts: " + attempts + " Successes: " + successes);</text:p>
      <text:p text:style-name="P1"/>
      <text:p text:style-name="P1"><text:s text:c="4"/>System.out.println("""</text:p>
      <text:p text:style-name="P1"><text:s text:c="4"/>Center and think about your linner light.</text:p>
      <text:p text:style-name="P1"/>
      <text:p text:style-name="P1"><text:s text:c="4"/>Do I have the urge to speak?</text:p>
      <text:p text:style-name="P1"><text:s text:c="4"/>""");</text:p>
      <text:p text:style-name="P1"/>
      <text:p text:style-name="P1"><text:s text:c="4"/>String choice = UserInput.getInput("Yes", "No");</text:p>
      <text:p text:style-name="P1"/>
      <text:p text:style-name="P1"><text:s text:c="4"/>switch (choice) {</text:p>
      <text:p text:style-name="P1"><text:s text:c="6"/>case "Yes":</text:p>
      <text:p text:style-name="P1"><text:s text:c="8"/>community(); // Advance to next state</text:p>
      <text:p text:style-name="P1"><text:s text:c="8"/>break; // Need break to avoid fallthrough</text:p>
      <text:p text:style-name="P1"><text:s text:c="6"/>case "No":</text:p>
      <text:p text:style-name="P1"><text:s text:c="8"/>recenter(); // Go to end state</text:p>
      <text:p text:style-name="P1"><text:s text:c="8"/>break;</text:p>
      <text:p text:style-name="P1"><text:s text:c="4"/>}</text:p>
      <text:p text:style-name="P1"><text:s text:c="2"/>}</text:p>
      <text:p text:style-name="P1"/>
      <text:p text:style-name="P1"><text:s text:c="2"/>void recenter() {</text:p>
      <text:p text:style-name="P1"><text:s text:c="4"/>attempts++;</text:p>
      <text:p text:style-name="P1"><text:s text:c="4"/>System.out.println("Return to center.\n");</text:p>
      <text:p text:style-name="P1"><text:s text:c="4"/>String choice = UserInput.getInput("Return to center");</text:p>
      <text:p text:style-name="P1"/>
      <text:p text:style-name="P1"><text:s text:c="4"/>switch (choice) {</text:p>
      <text:p text:style-name="P1"><text:s text:c="6"/>case "Return to center":</text:p>
      <text:p text:style-name="P1"><text:s text:c="8"/>start(); // Return to initial state</text:p>
      <text:p text:style-name="P1"><text:s text:c="8"/>break;</text:p>
      <text:p text:style-name="P1"><text:s text:c="4"/>}</text:p>
      <text:p text:style-name="P1"><text:s text:c="2"/>}</text:p>
      <text:p text:style-name="P1"/>
      <text:p text:style-name="P1"><text:s text:c="2"/>void community() {</text:p>
      <text:p text:style-name="P1"><text:s text:c="4"/>System.out.println("Is the message for the good of the community?\n");</text:p>
      <text:p text:style-name="P1"><text:s text:c="4"/>String choice = UserInput.getInput("Yes", "No");</text:p>
      <text:p text:style-name="P1"/>
      <text:p text:style-name="P1"><text:s text:c="4"/>switch (choice) {</text:p>
      <text:p text:style-name="P1"><text:s text:c="6"/>case "Yes":</text:p>
      <text:p text:style-name="P1"><text:s text:c="8"/>revelation();</text:p>
      <text:p text:style-name="P1"><text:s text:c="8"/>break;</text:p>
      <text:p text:style-name="P1"><text:s text:c="6"/>case "No":</text:p>
      <text:p text:style-name="P1"><text:s text:c="8"/>recenter();</text:p>
      <text:p text:style-name="P1"><text:s text:c="8"/>break;</text:p>
      <text:p text:style-name="P1"><text:s text:c="4"/>}</text:p>
      <text:p text:style-name="P1"><text:s text:c="2"/>}</text:p>
      <text:p text:style-name="P1"/>
      <text:p text:style-name="P2"><text:s text:c="2"/>void revelation() {</text:p>
      <text:p text:style-name="P1"><text:s text:c="4"/>System.out.println("Is the message a new idea or revelation?\n");</text:p>
      <text:p text:style-name="P1"><text:s text:c="4"/>String choice = UserInput.getInput("Yes", "No");</text:p>
      <text:p text:style-name="P1"/>
      <text:p text:style-name="P1"><text:s text:c="4"/>switch (choice) {</text:p>
      <text:p text:style-name="P1"><text:s text:c="6"/>case "Yes":</text:p>
      <text:p text:style-name="P1"><text:s text:c="8"/>politics();</text:p>
      <text:p text:style-name="P1"><text:s text:c="8"/>break;</text:p>
      <text:p text:style-name="P1"><text:s text:c="6"/>case "No":</text:p>
      <text:p text:style-name="P1"><text:s text:c="8"/>recenter();</text:p>
      <text:p text:style-name="P1"><text:s text:c="8"/>break;</text:p>
      <text:p text:style-name="P1"><text:s text:c="4"/>}</text:p>
      <text:p text:style-name="P1"><text:s text:c="2"/>}</text:p>
      <text:p text:style-name="P1"/>
      <text:p text:style-name="P1"><text:s text:c="2"/>void politics() {</text:p>
      <text:p text:style-name="P1"><text:s text:c="4"/>System.out.println("Is the message free from politics and lecture?\n");</text:p>
      <text:p text:style-name="P1"><text:s text:c="4"/>String choice = UserInput.getInput("Yes", "No");</text:p>
      <text:p text:style-name="P1"/>
      <text:p text:style-name="P1"><text:s text:c="4"/>switch (choice) {</text:p>
      <text:p text:style-name="P1"><text:s text:c="6"/>case "Yes":</text:p>
      <text:p text:style-name="P1"><text:s text:c="8"/>compelled();</text:p>
      <text:p text:style-name="P1"><text:s text:c="8"/>break;</text:p>
      <text:p text:style-name="P1"><text:s text:c="6"/>case "No":</text:p>
      <text:p text:style-name="P1"><text:s text:c="8"/>recenter();</text:p>
      <text:p text:style-name="P1"><text:s text:c="8"/>break;</text:p>
      <text:p text:style-name="P1"><text:s text:c="4"/>}</text:p>
      <text:p text:style-name="P1"><text:s text:c="2"/>}</text:p>
      <text:p text:style-name="P1"/>
      <text:p text:style-name="P1"><text:s text:c="2"/>void compelled() {</text:p>
      <text:p text:style-name="P1"><text:s text:c="4"/>System.out.println("Do I feel compelled to speak?\n");</text:p>
      <text:p text:style-name="P1"><text:s text:c="4"/>String choice = UserInput.getInput("Yes", "No");</text:p>
      <text:p text:style-name="P1"/>
      <text:p text:style-name="P1"><text:s text:c="4"/>switch (choice) {</text:p>
      <text:p text:style-name="P1"><text:s text:c="6"/>case "Yes":</text:p>
      <text:p text:style-name="P1"><text:s text:c="8"/>speak();</text:p>
      <text:p text:style-name="P1"><text:s text:c="8"/>break;</text:p>
      <text:p text:style-name="P1"><text:s text:c="6"/>case "No":</text:p>
      <text:p text:style-name="P1"><text:s text:c="8"/>recenter();</text:p>
      <text:p text:style-name="P1"><text:s text:c="8"/>break;</text:p>
      <text:p text:style-name="P1"><text:s text:c="4"/>}</text:p>
      <text:p text:style-name="P1"><text:s text:c="2"/>}</text:p>
      <text:p text:style-name="P1"/>
      <text:p text:style-name="P1"><text:s text:c="2"/>void speak() {</text:p>
      <text:p text:style-name="P1"><text:s text:c="4"/>successes++;</text:p>
      <text:p text:style-name="P1"><text:s text:c="4"/>System.out.println("Speak.\n");</text:p>
      <text:p text:style-name="P1"><text:s text:c="4"/>recenter();</text:p>
      <text:p text:style-name="P1"><text:s text:c="2"/>}</text:p>
      <text:p text:style-name="P1">}</text:p>
      <text:p text:style-name="P3">import java.util.*;</text:p>
      <text:p text:style-name="P4"/>
      <text:p text:style-name="P4">// The Main class provides the entry point when our application runs</text:p>
      <text:p text:style-name="P4">class Main {</text:p>
      <text:p text:style-name="P4"><text:s text:c="2"/>public static void main(String[] args) {</text:p>
      <text:p text:style-name="P4"><text:s text:c="4"/>Random random = new Random();</text:p>
      <text:p text:style-name="P4"><text:s text:c="4"/>int energy = 50;</text:p>
      <text:p text:style-name="P4"><text:s text:c="4"/>int gpa = 20;</text:p>
      <text:p text:style-name="P4"/>
      <text:p text:style-name="P4"><text:s text:c="4"/>// Loop until we exit game</text:p>
      <text:p text:style-name="P4"><text:s text:c="4"/>while (true) {</text:p>
      <text:p text:style-name="P4"><text:s text:c="6"/>// Multi-line strings use triple quotes</text:p>
      <text:p text:style-name="P4"><text:s text:c="6"/>System.out.println("""</text:p>
      <text:p text:style-name="P4"><text:s text:c="6"/>COLLEGE SIMULATOR VERSION 0.1.0 🏫</text:p>
      <text:p text:style-name="P4"/>
      <text:p text:style-name="P4"><text:s text:c="6"/>Your stats are:""");</text:p>
      <text:p text:style-name="P4"/>
      <text:p text:style-name="P4"><text:s text:c="6"/>System.out.println(" <text:s/>Energy: " + energy + "%");</text:p>
      <text:p text:style-name="P4"><text:s text:c="6"/>System.out.println(" <text:s/>GPA: " + gpa / 10.0);</text:p>
      <text:p text:style-name="P4"/>
      <text:p text:style-name="P4"><text:s text:c="6"/>System.out.println("""</text:p>
      <text:p text:style-name="P4"/>
      <text:p text:style-name="P4"><text:s text:c="6"/>In college, your can:</text:p>
      <text:p text:style-name="P4"><text:s text:c="8"/>- Work when you should be resting</text:p>
      <text:p text:style-name="P4"><text:s text:c="8"/>- Rest when you should be working</text:p>
      <text:p text:style-name="P4"><text:s text:c="8"/>- Go to office hours</text:p>
      <text:p text:style-name="P4"><text:s text:c="6"/>""");</text:p>
      <text:p text:style-name="P4"/>
      <text:p text:style-name="P4"><text:s text:c="6"/>String choice = UserInput.getInput("Work", "Rest", "Office hours");</text:p>
      <text:p text:style-name="P4"/>
      <text:p text:style-name="P4"><text:s text:c="6"/>// Switch is an alternative to if/else, allows us to match a</text:p>
      <text:p text:style-name="P4"><text:s text:c="6"/>// value with number of different options</text:p>
      <text:p text:style-name="P4"><text:s text:c="6"/>switch (choice) {</text:p>
      <text:p text:style-name="P4"><text:s text:c="8"/>case "Work":</text:p>
      <text:p text:style-name="P4"><text:s text:c="10"/>energy -= 10;</text:p>
      <text:p text:style-name="P4"><text:s text:c="10"/>gpa += 2;</text:p>
      <text:p text:style-name="P4"><text:s text:c="10"/>break; // Need break to avoid fallthrough</text:p>
      <text:p text:style-name="P4"/>
      <text:p text:style-name="P4"><text:s text:c="8"/>case "Rest":</text:p>
      <text:p text:style-name="P4"><text:s text:c="10"/>gpa -= 4;</text:p>
      <text:p text:style-name="P4"><text:s text:c="10"/>energy += 5;</text:p>
      <text:p text:style-name="P4"><text:s text:c="10"/>break;</text:p>
      <text:p text:style-name="P4"/>
      <text:p text:style-name="P4"><text:s text:c="8"/>case "Office hours":</text:p>
      <text:p text:style-name="P4"><text:s text:c="10"/>boolean isHelpful = random.nextBoolean();</text:p>
      <text:p text:style-name="P4"><text:s text:c="10"/>String result = isHelpful ? "HELPFUL" : "UNHELPFUL";</text:p>
      <text:p text:style-name="P4"><text:s text:c="10"/>System.out.println("Your trip to office hours was " + result + "\n");</text:p>
      <text:p text:style-name="P4"><text:s text:c="10"/>gpa += isHelpful ? 4 : -4;</text:p>
      <text:p text:style-name="P4"><text:s text:c="10"/>break;</text:p>
      <text:p text:style-name="P4"/>
      <text:p text:style-name="P4"><text:s text:c="8"/>default:</text:p>
      <text:p text:style-name="P4"><text:s text:c="10"/>return; // Exit loop (returns from function and end game)</text:p>
      <text:p text:style-name="P4"><text:s text:c="6"/>}</text:p>
      <text:p text:style-name="P4"/>
      <text:p text:style-name="P4"><text:s text:c="6"/>if (energy &lt;= 0 || gpa &lt;= 0) {</text:p>
      <text:p text:style-name="P4"><text:s text:c="8"/>String cause = energy &lt;= 0 ? "exhaustion" : "failure";</text:p>
      <text:p text:style-name="P4"><text:s text:c="8"/>System.out.println("You lose (" + cause + ")\n");</text:p>
      <text:p text:style-name="P4"/>
      <text:p text:style-name="P4"><text:s text:c="8"/>if (!UserInput.getInput("Restart").equals("Restart")) {</text:p>
      <text:p text:style-name="P4"><text:s text:c="10"/>return; // Exit loop (returns from function and end game)</text:p>
      <text:p text:style-name="P4"><text:s text:c="8"/>}</text:p>
      <text:p text:style-name="P4"/>
      <text:p text:style-name="P4"><text:s text:c="8"/>// Reset stats</text:p>
      <text:p text:style-name="P4"><text:s text:c="8"/>energy = 50;</text:p>
      <text:p text:style-name="P4"><text:s text:c="8"/>gpa = 20;</text:p>
      <text:p text:style-name="P4"><text:s text:c="6"/>}</text:p>
      <text:p text:style-name="P4"><text:s text:c="4"/>}</text:p>
      <text:p text:style-name="P4"><text:s text:c="2"/>}</text:p>
      <text:p text:style-name="P4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09:01:13.766162056</meta:creation-date>
    <dc:date>2024-10-22T09:04:47.655638430</dc:date>
    <meta:editing-duration>PT3M3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150" meta:word-count="556" meta:character-count="4198" meta:non-whitespace-character-count="3006"/>
  </office:meta>
</office:document-meta>
</file>